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8F1BC5EF.png" manifest:media-type="image/png"/>
  <manifest:file-entry manifest:full-path="Pictures/100002000000000F0000000BE44BC4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宋体" svg:font-family="宋体, 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7681in" table:align="left" style:writing-mode="lr-tb"/>
    </style:style>
    <style:style style:name="Table1.A" style:family="table-column">
      <style:table-column-properties style:column-width="5.7681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5.7681in" table:align="left" style:writing-mode="lr-tb"/>
    </style:style>
    <style:style style:name="Table2.A" style:family="table-column">
      <style:table-column-properties style:column-width="5.7681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Table3" style:family="table">
      <style:table-properties style:width="5.7681in" table:align="left" style:writing-mode="lr-tb"/>
    </style:style>
    <style:style style:name="Table3.A" style:family="table-column">
      <style:table-column-properties style:column-width="5.7681in"/>
    </style:style>
    <style:style style:name="Table3.1" style:family="table-row">
      <style:table-row-properties fo:keep-together="auto"/>
    </style:style>
    <style:style style:name="Table3.A1" style:family="table-cell">
      <style:table-cell-properties style:vertical-align="top" fo:padding="0in" fo:border="none"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top="0.1043in" fo:margin-bottom="0in" loext:contextual-spacing="false"/>
    </style:style>
    <style:style style:name="P3" style:family="paragraph" style:parent-style-name="Heading_20_2">
      <style:text-properties fo:font-size="12pt" style:font-size-asian="12pt" style:font-size-complex="12pt"/>
    </style:style>
    <style:style style:name="P4" style:family="paragraph" style:parent-style-name="Heading_20_2" style:master-page-name="Standard">
      <style:paragraph-properties fo:margin-top="0in" fo:margin-bottom="0.1945in" loext:contextual-spacing="false" style:page-number="auto"/>
    </style:style>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style:font-name-asian="Times New Roman"/>
    </style:style>
    <style:style style:name="T4" style:family="text">
      <style:text-properties text:display="none"/>
    </style:style>
    <style:style style:name="T5" style:family="text">
      <style:text-properties text:display="none"/>
    </style:style>
    <style:style style:name="T6" style:family="text">
      <style:text-properties fo:color="#0000ff"/>
    </style:style>
    <style:style style:name="T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1">办理新生儿入户</text:span><text:span text:style-name="T1">/身份证/独生子女证/社保 </text:span><text:span text:style-name="T1">手续终极版完全攻略</text:span></text:h>
      <text:p text:style-name="P2"><text:span text:style-name="left">发表于：</text:span><text:span text:style-name="left">2008年12月18日</text:span><text:span text:style-name="left"><text:span text:style-name="T3"> </text:span></text:span><text:span text:style-name="left">17时26分21秒</text:span><text:span text:style-name="notdraft"><text:span text:style-name="T4">来源：</text:span></text:span><text:span text:style-name="notdraft_20_tmpright"><text:span text:style-name="T4">权限</text:span></text:span><text:span text:style-name="notdraft_20_tmpright"><text:span text:style-name="T4">: 公开</text:span></text:span><text:span text:style-name="notdraft">阅读</text:span><text:span text:style-name="notdraft">(</text:span><text:span text:style-name="hit">1</text:span><text:span text:style-name="notdraft">)</text:span><text:span text:style-name="notdraft">评论</text:span><text:span text:style-name="notdraft">(</text:span><text:span text:style-name="hit">0</text:span><text:span text:style-name="notdraft">)</text:span><text:span text:style-name="T6"><draw:frame draw:style-name="fr1" draw:name="Image1" text:anchor-type="as-char" svg:width="0.1563in" svg:height="0.1146in" draw:z-index="0"><draw:image xlink:href="Pictures/100002000000000F0000000BE44BC484.png" xlink:type="simple" xlink:show="embed" xlink:actuate="onLoad"/></draw:frame></text:span><text:a xlink:type="simple" xlink:href="http://jubao.service.qq.com/cgi-bin/jubao?bizname=qzone&amp;cate=blog&amp;uin=317553174&amp;blogid=1229592381" office:target-frame-name="_blank" xlink:show="new" text:style-name="Internet_20_link" text:visited-style-name="Visited_20_Internet_20_Link"><text:span text:style-name="Internet_20_link"> </text:span></text:a><text:a xlink:type="simple" xlink:href="http://jubao.service.qq.com/cgi-bin/jubao?bizname=qzone&amp;cate=blog&amp;uin=317553174&amp;blogid=1229592381" office:target-frame-name="_blank" xlink:show="new" text:style-name="Internet_20_link" text:visited-style-name="Visited_20_Internet_20_Link"><text:span text:style-name="Internet_20_link">举报</text:span></text:a><text:span text:style-name="left_20_notdraft">本文链接：</text:span><text:span text:style-name="left_20_notdraft">http://user.qzone.qq.com/317553174/blog/1229592381</text:span></text:p>
      <table:table table:name="Table1" table:style-name="Table1">
        <table:table-column table:style-name="Table1.A"/>
        <table:table-row table:style-name="Table1.1">
          <table:table-cell table:style-name="Table1.A1" office:value-type="string">
            <text:p text:style-name="Standard"><draw:frame draw:style-name="fr1" draw:name="paperPicArea0" text:anchor-type="as-char" svg:width="0.0102in" svg:height="0.0161in" draw:z-index="1"><draw:image xlink:href="Pictures/1000020000000001000000018F1BC5EF.png" xlink:type="simple" xlink:show="embed" xlink:actuate="onLoad"/></draw:frame></text:p>
            <text:p text:style-name="P1">办理新生儿入户/身份证/独生子女证/社保<text:span text:style-name="T3"> </text:span>手续终极版完全攻略</text:p>
            <text:p text:style-name="Standard"><draw:frame draw:style-name="fr1" draw:name="paperPicArea" text:anchor-type="as-char" svg:width="0.0102in" svg:height="0.0161in" draw:z-index="2"><draw:image xlink:href="Pictures/1000020000000001000000018F1BC5EF.png" xlink:type="simple" xlink:show="embed" xlink:actuate="onLoad"/></draw:frame>我跑了几天才办完所有证件，在整个过程中发现很多宝宝的爸爸都是无头苍蝇一样东问问西问问很多不懂而走了很多冤枉路，也有很多怨气但都是低声下气的讨好-问好我们伟大的居委会大妈派出所同志，所以决定花一个晚上整理一个终极版完全攻略出来，大家欢迎！！<text:line-break/>以下是以我们为示范，前提条件是我和老婆都是户籍在罗湖人才大市场，户籍归属笋岗派出所/笋岗街道办/田心（梨园）居委会管辖。居住在福田区委。其他条件不同者可以适宜变通改用。<text:line-break/>总共要办的证件如下：<text:line-break/>一，出生医学证明<text:line-break/>二，入户户口本<text:line-break/>三，身份证<text:line-break/>四，独生子女证<text:line-break/>五，社保<text:line-break/>一件一件来啊，<text:line-break/><text:span text:style-name="T7">一，出生医学证明</text:span><text:line-break/>这是最容易的啦，出院前或出院后交了填有宝宝大名的表格再过15天就可以拿了。<text:line-break/>我们是在红荔的市妇幼出院的，护士吓唬我们至少出院一周里交表格，其实我们是过了一个月后才交的，结果没什么不同，还是交表后15天就在福强路保健院拿到了出生医学证明。<text:line-break/>注意所带东西：<text:line-break/>父母任何一方的身份证.及之前生产出院时付款结算的红色发票。<text:line-break/>先在四楼那墙上找自己宝宝的出生证编号,然后进去隔壁诊室找医生开缴费单到大厅排队缴费几块钱,缴完费就可以领取出生医学证明了。<text:line-break/><text:span text:style-name="T7">二，宝宝入户和宝宝户口卡</text:span><text:line-break/>总共所需证件如下：<text:line-break/>1出生医学证明（上面已拿）<text:line-break/>2结婚证（之前应该有的，复印件要有盖章和名字两页在一起的）<text:line-break/>3父母双方的户口本（之前应该有的，或则去人才大市场借出来，是保存在人才大市场集体户口的话记得顺便要借多3个户口本首页复印件，上面分别写着借给XX用来入户，借给XX用来办理身份证，借给XX用来办理医保，然后去隔壁盖个大红公章。我就是因为这个又跑多两次次人才市场）<text:line-break/>4街道办计生证明（入户关键之一！要重新去户籍地街道办重新开，有点像之前办计划生育服务证所需的那个计生证明）<text:line-break/>5计划生育服务证（之前应该有的，绿皮的）<text:line-break/>6父母双方的身份证（应该有的吧）<text:line-break/>7入户表格（女警同志会给你填的啦，不用准备）<text:line-break/>8已婚适龄妇女生育情况信息卡！！（不是入户关键，但后面办独生子女证要用到，是在居住地居委会办的。提前办信息卡可以省很多路程）<text:line-break/><text:soft-page-break/>9独生子女父母光荣证申请表（不是入户关键，但后面办独生子女证要用到，可以提前在邻近的居住地居委会拿了后去夫妻双方公司盖章后再拿去，可以省很多路程）<text:line-break/>10带上夫妻任意方的存折以及有名字那一页的复印件。要求必须是以下银行之一（中行，交行，农行，工行）<text:line-break/>以上都需原件和复印件5-6套，<text:line-break/>经过我们的研究，最科学的顺序是先做好以下4个准备证件，不然每一个都要你来回跑一次，据统计，先准备好以下四项可以让人少跑四趟路！！！！！真是21世纪惊人大发现！！：<text:line-break/>1，先带宝宝去相馆拍相片，需要社保和身份证两个认证，拿了认证后面有用。<text:line-break/>2，去所居在地社区居委会开个新的已婚适龄妇女生育情况信息卡。生宝宝之前办理计划生育服务证也是需要这个信息卡的，但是田心社区居委会（也叫梨园社区居委会，人才大市场的户口都是这居委会管）的大妈强烈要求要在所居在地居委开个新的信息卡，理由是那是那时的信息卡，这是这的。好像很有道理的样子。大义凛然的样子。让我不得不从宝岗路杀回到福田区委再杀回去！<text:line-break/>3，由于居在地居委会离家里近，可以先和居在地居委会拿三张独生子女父母光荣证申请表，然后先回夫妻双方单位盖公司章，不管是外企，私企还是国企。这个申请表拿了后就可以省去一次路程，很重要。<text:line-break/>4，如果户口是在人才大市场集体户口的话记得顺便要先去人才大市场借户口本出来。还要借多3个户口本首页复印件，上面分别写着借给XX用来入户，借给XX用来办理身份证，借给XX用来办理医保，然后去隔壁盖个大红公章。我就是因为没有这个又跑多两次人才市场，还好人才市场离宝岗路只有三个站。<text:line-break/>办理了以上就可以轻松步行于宝岗路，穿梭于派出所，街道办，居委会之间了。<text:line-break/>首先和大家说一下派出所，街道办，居委会的关系。派出所（我们所在的是笋岗派出所）是最正规的政府机构，女警都是正规公务员，街道办（我们所在的是笋岗街道办）是派出所的派出单位，那些同志也是公务员，不过级别编属没那么大，居委会（我们所在的是田心/梨园居委会）就是街道办所管辖的，那些大妈不是公务员。<text:line-break/>以上三者都在宝岗路，距离挺近的。最南边的在笋岗村牌坊对面嘉福苑小区里的是田心居委会，回到宝岗路往北走一点，在田心村大牌坊对面那条路走进去50米再拐右的就是笋岗街道办（就是从消防大队北边那条路走进去），回到宝岗路再往北走一点的路边就是笋岗派出所。就是说，只要预先准备好了以上4宝，就可以轻松一个下午办好所有的东西！！！！！天啊，，为什么之前没人告诉我这些东西，，害得我在烈日下奔波了2天共2个上午2个下午！！！<text:line-break/>5，直奔街道办办计生证明。关键之一！！之前有人发帖说先需要去区委会办理证明再去街道办换证明，但是我打了街道办的电话他们说不用哦，我试了后发现也是不用。<text:line-break/>我直接到了笋岗街道办2楼计生办排队，民警同志检查了<text:span text:style-name="T3">“</text:span>出生医学证明<text:span text:style-name="T3">”“</text:span>结婚证<text:span text:style-name="T3">”“</text:span>父母双方的户口本<text:span text:style-name="T3">”“</text:span>计划生育服务证<text:span text:style-name="T3">”“</text:span>父母双方的身份证<text:span text:style-name="T3">”</text:span>留了复印件后就会给你开个<text:span text:style-name="T3">“</text:span>街道办计生证明<text:span text:style-name="T3">”</text:span>。<text:line-break/>6，直奔派出所办入户。<text:line-break/>从街道办走10分钟就到了派出所，女警同志检查了<text:span text:style-name="T3">“</text:span>出生医学证明<text:span text:style-name="T3">”“</text:span>结婚证<text:span text:style-name="T3">”“</text:span>父母双方的户口本<text:span text:style-name="T3">”“</text:span>计划生育服务证<text:span text:style-name="T3">”“</text:span>父母双方的身份证<text:span text:style-name="T3">”“</text:span>街道办计生证明<text:span text:style-name="T3">”</text:span>（前面刚开的），还要一张户口本首页复印件（写着入户用的那个）。留了所有的复印件后就会给你开个新生儿户口卡，马上就开好，连身份证号码都有了。<text:line-break/>然后就入户了。<text:line-break/><text:span text:style-name="T7">三身份证</text:span><text:line-break/><text:soft-page-break/>在派出所办完入户接下来就可以顺便在派出所把宝宝身份证也办了，免得再跑一趟。我就是因为没有带宝宝相片和认证纸（前面提到的要提前一天去拍照的），要等第二天再去。而且第二天再去的时候，宝宝的户口卡就被笋岗派出所存到人才大市场去了，要我再跑一次人才市场去借宝宝的户口卡。<text:line-break/>警察同志会再验一次所有证件并留复件，交20元就开个单据告诉你2个月后可以来拿宝宝身份证了。<text:line-break/><text:span text:style-name="T7">四独生子女证</text:span><text:line-break/>办完入户就可以步行15分钟去田心居委会找那里的大妈了。她们要求的证件如下<text:span text:style-name="T3">“</text:span>出生医学证明<text:span text:style-name="T3">”“</text:span>结婚证<text:span text:style-name="T3">”“</text:span>父母双方的户口本<text:span text:style-name="T3">”“</text:span>计划生育服务证<text:span text:style-name="T3">”“</text:span>父母双方的身份证<text:span text:style-name="T3">”</text:span>，户口本首页复印件，宝宝户口卡，新的已婚适龄妇女生育情况信息卡，已盖父母双方公司章的独生子女父母光荣证申请表。居委会大妈会验证件然后要留一套了复印件。<text:line-break/>居委会大妈要求的证件最多，然而她们的功能也仅仅只是在已盖章的光荣证申请表上盖多两个印章而已！！！（注意，由于我们俩户口所在地居委会都是田心社区，所以我们两个居委会的章都是这里盖的，如果夫妻户口所在地居委会不同，还是要跑多一次另外一方的居委会去盖第四个章的）<text:line-break/>然后申请表上有了4个印章就可以再去一次街道办了。街道办验了所有证件后要再留一份复印件然后就很简单地给你开个独生子女父母光荣证了。这是最后一个步骤了，感觉很简单。<text:line-break/><text:span text:style-name="T7">五，社保</text:span><text:line-break/>网上也有人说社保要去社保局办，但不知为何，我们在田心居委会时被告知居委会的里面的殷先生可以帮我们办。于是在田心居委会交了所有证件验证留了一套复印件，（前面提到的银行存折和复印件这时候就用到了！）填了3份资料，他说2个月左右会通知我们去拿宝宝社保卡的。简单到我都不信！！（后面走去街道办报独生证了）。<text:line-break/>注意，殷先生说他帮忙办社保仅限于周135的下午。<text:line-break/>忙碌奔波了2天后回头再想想这个过程，觉得我们某些东西其实呢，，是不必要的但不知为什么又都变成了必要的麻烦。常常为了少一张纸/证明，我们要再跑一个来回！少一个红色印章，再跑一个来回，而且是在那里排了好久队后被告知对不起，你少了这个文件然后让你再跑一次，更为甚之，说不定你回来时人家还下班了！！！有时候真想大喝一声但转身想想人家同志也是没办法，一切都是按规章办事啊。那么，作为当代一对富有责任心的父母的我们所唯一能做的就是把我们的经历和建议写出来给大家参考，希望大家能有所裨益，少跑弯路，顺顺利利。<text:line-break/>如果哪位观众认真研究了以上攻略，做足功课之后，能利用一个下午时间办好所有证件的，请一定让我们知道一下，这样也不旺我花了3个多小时整理这个东西。这也是我们的初衷。<text:line-break/></text:p>
          </table:table-cell>
        </table:table-row>
      </table:table>
      <text:p text:style-name="Standard"/>
      <text:p text:style-name="Standard"/>
      <text:p text:style-name="Standard"/>
      <text:h text:style-name="P3" text:outline-level="2">一个月内办好宝宝户口和医保</text:h>
      <text:p text:style-name="P2"><text:span text:style-name="left">发表于：</text:span><text:span text:style-name="left">2008年11月5日</text:span><text:span text:style-name="left"><text:span text:style-name="T3"> </text:span></text:span><text:span text:style-name="left">16时53分14秒</text:span><text:span text:style-name="notdraft"><text:span text:style-name="T4">来源：</text:span></text:span><text:span text:style-name="notdraft_20_tmpright"><text:span text:style-name="T4">权限</text:span></text:span><text:span text:style-name="notdraft_20_tmpright"><text:span text:style-name="T4">: 公开</text:span></text:span><text:span text:style-name="notdraft">阅读</text:span><text:span text:style-name="notdraft">(</text:span><text:span text:style-name="hit">22</text:span><text:span text:style-name="notdraft">)</text:span><text:span text:style-name="notdraft">评论</text:span><text:span text:style-name="notdraft">(</text:span><text:span text:style-name="hit">3</text:span><text:span text:style-name="notdraft">)</text:span><text:span text:style-name="T6"><draw:frame draw:style-name="fr1" draw:name="Image2" text:anchor-type="as-char" svg:width="0.1563in" svg:height="0.1146in" draw:z-index="3"><draw:image xlink:href="Pictures/100002000000000F0000000BE44BC484.png" xlink:type="simple" xlink:show="embed" xlink:actuate="onLoad"/></draw:frame></text:span><text:a xlink:type="simple" xlink:href="http://jubao.service.qq.com/cgi-bin/jubao?bizname=qzone&amp;cate=blog&amp;uin=317553174&amp;blogid=1225875194" office:target-frame-name="_blank" xlink:show="new" text:style-name="Internet_20_link" text:visited-style-name="Visited_20_Internet_20_Link"><text:span text:style-name="Internet_20_link"> </text:span></text:a><text:a xlink:type="simple" xlink:href="http://jubao.service.qq.com/cgi-bin/jubao?bizname=qzone&amp;cate=blog&amp;uin=317553174&amp;blogid=1225875194" office:target-frame-name="_blank" xlink:show="new" text:style-name="Internet_20_link" text:visited-style-name="Visited_20_Internet_20_Link"><text:span text:style-name="Internet_20_link">举报</text:span></text:a><text:span text:style-name="left_20_notdraft">本文链接：</text:span><text:span text:style-name="left_20_notdraft">http://user.qzone.qq.com/317553174/blog/1225875194</text:span></text:p>
      <table:table table:name="Table2" table:style-name="Table2">
        <table:table-column table:style-name="Table2.A"/>
        <table:table-row table:style-name="Table2.1">
          <table:table-cell table:style-name="Table2.A1" office:value-type="string">
            <text:p text:style-name="Standard"><draw:frame draw:style-name="fr1" draw:name="paperPicArea0" text:anchor-type="as-char" svg:width="0.0102in" svg:height="0.0161in" draw:z-index="4"><draw:image xlink:href="Pictures/1000020000000001000000018F1BC5EF.png" xlink:type="simple" xlink:show="embed" xlink:actuate="onLoad"/></draw:frame></text:p>
            <text:p text:style-name="P1"><text:soft-page-break/>一个月内办好宝宝户口和医保</text:p>
            <text:p text:style-name="Standard"><draw:frame draw:style-name="fr1" draw:name="paperPicArea" text:anchor-type="as-char" svg:width="0.0102in" svg:height="0.0161in" draw:z-index="5"><draw:image xlink:href="Pictures/1000020000000001000000018F1BC5EF.png" xlink:type="simple" xlink:show="embed" xlink:actuate="onLoad"/></draw:frame>一个月内办好宝宝户口和医保<text:span text:style-name="T3"> </text:span>(2008/8/14 10:29:41)  (怀孕生育:bbs.szhome.com) <text:line-break/>第一步：集体户口去拿首页<text:line-break/>（本人情况：双方都是深户，人才市场集体户口）<text:line-break/>1、<text:span text:style-name="T3"> </text:span>需要证件：本人户口卡。<text:line-break/>2、<text:span text:style-name="T3"> </text:span>到人才中心借户口首页复印件（盖上公章），说明是给新生儿办理入户、独生子女证和医保手续的。<text:line-break/><text:line-break/>第二步：去医院领取《出生医学证明》<text:line-break/><text:line-break/>1、婴儿出生医学证明：住院期间医院会要求填写一份《出生登记表》，出院前完整填写后交责任护士（需同时交父母双方身份证复印件）。交表后10个工作日后（差不多半个月了，所以最好先把宝宝名字想好，一个男孩名字，一个女孩名字）30天内携带父母身份证到医院防保科领取BB出生医学证明。<text:line-break/><text:line-break/>2、领取《出生医学证明》，需要携带父母双方的身份证及身份证复印件各一份，还要带上之前生产出院时付款结算的收据(主要是为了证明身份)；<text:line-break/>（领取《出生医学证明》缴费4元，）<text:line-break/>（特别提示：刚刚领到的《出生医学证明》右侧有个副栏，不要动，这个副栏到派出所上宝宝户口的时候，派出所人员会撕走。）<text:line-break/><text:line-break/><text:line-break/>第三步：宝宝上户口<text:line-break/>（因没住在户口所在地，所以要先到居住地居委会领取一个信息卡）<text:line-break/><text:line-break/>1、<text:span text:style-name="T3"> </text:span>居住地居委会：领取信息卡。<text:line-break/>需要证件：（全部都是验原件，交复印件一份，以下都是如此）<text:line-break/>计划生育服务证<text:line-break/>双方户口本、户口本首页<text:line-break/>双方身份证<text:line-break/>一方结婚证<text:line-break/>BB出生医学证明<text:line-break/>（计划生育服务证暂时只复印一份，到了居住地居委会，工作人员会写些东西上去，等他们写好后，再复印，作为后面所需。有记录公章的页面都要复印,有三处）<text:line-break/><text:line-break/>2、<text:span text:style-name="T3"> </text:span>户口所在地居委会：做个登记。（可同时领取《独生子女证申请表格》）<text:line-break/>需要证件：计划生育服务证<text:line-break/>          BB出生医学证明<text:line-break/>          现居住地居委会信息卡原件（这个可不复印，到时候户口街道办要收去的。）<text:line-break/><text:line-break/>3、<text:span text:style-name="T3"> </text:span>户口所在地街道办：办理和领取《计生证明》<text:line-break/>需要证件：计划生育服务证<text:line-break/>          BB出生医学证明<text:line-break/>         现居住地居委会信息卡原件（这个可不复印，到时候户口街道办要收去的。）<text:line-break/><text:soft-page-break/><text:line-break/>4、到了辖区派出所,找女警要一份《新生儿入户表格》,将它填好,小孩子的民族\籍贯可以随父母任何一方。（记住,所有复印页都应<text:span text:style-name="T3"> </text:span>A4纸竖着时,证件的文字横着,方便警察查阅。）<text:line-break/><text:line-break/>证件需要：<text:span text:style-name="T3">①</text:span>出生医学证明；<text:line-break/>②父母结婚证（有钢印、公章、办理人签名的地方都要复印，一定要竖着复印，我当时有一半横着了，就被打回重复了）；<text:line-break/>③父母双方的户口本，户口本首页；<text:line-break/>④街道办计生证明；<text:line-break/>⑤计划生育服务证（有钢印/公章的都要复印）；<text:line-break/>⑥父母双方的身份证复印件(二代证要复印两面)；<text:line-break/>⑦ 《新生儿入户表格》当时在派出所填写的。<text:line-break/><text:line-break/>5、资料交上去很快就办好了，新生儿交资料当场就办理好了,不用等。<text:line-break/>  （因为我是集体户，当时不能拿宝宝户口卡，之后去人才中心借的）<text:line-break/><text:line-break/>第四步：少儿医疗保险（提醒：新生儿须在出生后两个月内办理参保手续，方可从出生之日起享受少儿医保待遇，否则须有3个月等待期，即自申请后第4个月才能享受少儿医保待遇。）<text:line-break/><text:line-break/>1、<text:span text:style-name="T3"> </text:span>所要填写的表格：最好事先到户口所在区社保局领取相关新生儿医保表格，4张表格，事先在家填写好，一去了交了表格马上可以办理，很快捷。<text:line-break/>《深圳市少儿医疗保险个人登记表》<text:line-break/>《深圳市少儿医疗保险个人网上服务协议书》<text:line-break/>《深圳市少儿医疗保险个人服务意向表》<text:line-break/>《深圳市社保局委托银行代收少儿医疗保险费合同书》<text:line-break/><text:line-break/>2、<text:span text:style-name="T3"> </text:span>所需证件：宝宝的《出生医学证明》<text:line-break/>父母双方户口卡、宝宝的户口卡、户口本首页<text:line-break/>计划生育服务证<text:line-break/>父母身份证<text:line-break/>父母双方的社保卡复印件<text:line-break/>其中一方的监护人的存折原件及复印件(中行\建行\工行\农行)（只有一方是深户，则就交深户这一方的材料）<text:span text:style-name="T3"> </text:span><text:line-break/><text:line-break/>（提示：如果此时宝宝已经住院，或者已经出院，可以要求社保局马上打印一份《参加少儿医保的回执》给你，在科长室盖上社保局公章，拿着这张回执即可到医院直接走少儿医疗保险，或者去社保局办理少儿医疗费用报销事宜）<text:line-break/><text:line-break/><text:line-break/>第五步：办理独生子女证<text:line-break/>1、<text:span text:style-name="T3"> </text:span>事先在办理入户手续的时候，已经在户口所在地居委会领取了《独生子女父母光荣证申请表》3份。需要双方单位盖章（没有单位的居委会盖章就可以），写上意见，双方户<text:soft-page-break/>口所在地居委会盖章，女方户口所在地街道办盖章。<text:line-break/><text:line-break/>2、<text:span text:style-name="T3"> </text:span>居住地居委会需要证件：（居住地居委会出信息卡后，才能去户口所在地居委会办理《独生子女证》）<text:line-break/>全家户口卡（父、母、BB）<text:line-break/>         双方身份证<text:line-break/>               双方结婚证<text:line-break/>               BB出生医学证明<text:line-break/>               计划生育服务证<text:line-break/><text:line-break/>3、<text:span text:style-name="T3"> </text:span>户口所在地居委会需要证件：全家户口卡（父、母、BB）<text:line-break/>          双方身份证<text:line-break/>                               双方结婚证<text:line-break/>                               BB出生医学证明<text:line-break/>计划生育服务证<text:line-break/>居住地居委会信息卡原件<text:line-break/>宝宝1寸照片1张<text:line-break/><text:line-break/>4、<text:span text:style-name="T3"> </text:span>带上居委会盖好章的文件和所有原件去街道办理即可</text:p>
          </table:table-cell>
        </table:table-row>
      </table:table>
      <text:p text:style-name="Standard"/>
      <text:p text:style-name="Standard"/>
      <text:p text:style-name="Standard"/>
      <text:p text:style-name="Standard"/>
      <text:p text:style-name="Standard"/>
      <text:p text:style-name="Standard"/>
      <text:h text:style-name="P3" text:outline-level="2">深圳集体户口新生儿落户</text:h>
      <text:p text:style-name="P2"><text:span text:style-name="left">发表于：</text:span><text:span text:style-name="left">2008年12月18日</text:span><text:span text:style-name="left"><text:span text:style-name="T3"> </text:span></text:span><text:span text:style-name="left">16时28分46秒</text:span><text:span text:style-name="notdraft"><text:span text:style-name="T4">来源：</text:span></text:span><text:span text:style-name="notdraft_20_tmpright"><text:span text:style-name="T4">权限</text:span></text:span><text:span text:style-name="notdraft_20_tmpright"><text:span text:style-name="T4">: 公开</text:span></text:span><text:span text:style-name="notdraft">阅读</text:span><text:span text:style-name="notdraft">(</text:span><text:span text:style-name="hit">0</text:span><text:span text:style-name="notdraft">)</text:span><text:span text:style-name="notdraft">评论</text:span><text:span text:style-name="notdraft">(</text:span><text:span text:style-name="hit">0</text:span><text:span text:style-name="notdraft">)</text:span><text:span text:style-name="T6"><draw:frame draw:style-name="fr1" draw:name="Image3" text:anchor-type="as-char" svg:width="0.1563in" svg:height="0.1146in" draw:z-index="6"><draw:image xlink:href="Pictures/100002000000000F0000000BE44BC484.png" xlink:type="simple" xlink:show="embed" xlink:actuate="onLoad"/></draw:frame></text:span><text:a xlink:type="simple" xlink:href="http://jubao.service.qq.com/cgi-bin/jubao?bizname=qzone&amp;cate=blog&amp;uin=317553174&amp;blogid=1229588926" office:target-frame-name="_blank" xlink:show="new" text:style-name="Internet_20_link" text:visited-style-name="Visited_20_Internet_20_Link"><text:span text:style-name="Internet_20_link"> </text:span></text:a><text:a xlink:type="simple" xlink:href="http://jubao.service.qq.com/cgi-bin/jubao?bizname=qzone&amp;cate=blog&amp;uin=317553174&amp;blogid=1229588926" office:target-frame-name="_blank" xlink:show="new" text:style-name="Internet_20_link" text:visited-style-name="Visited_20_Internet_20_Link"><text:span text:style-name="Internet_20_link">举报</text:span></text:a><text:span text:style-name="left_20_notdraft">本文链接：</text:span><text:span text:style-name="left_20_notdraft">http://user.qzone.qq.com/317553174/blog/1229588926</text:span></text:p>
      <table:table table:name="Table3" table:style-name="Table3">
        <table:table-column table:style-name="Table3.A"/>
        <table:table-row table:style-name="Table3.1">
          <table:table-cell table:style-name="Table3.A1" office:value-type="string">
            <text:p text:style-name="Standard"><draw:frame draw:style-name="fr1" draw:name="paperPicArea0" text:anchor-type="as-char" svg:width="0.0102in" svg:height="0.0161in" draw:z-index="7"><draw:image xlink:href="Pictures/1000020000000001000000018F1BC5EF.png" xlink:type="simple" xlink:show="embed" xlink:actuate="onLoad"/></draw:frame></text:p>
            <text:p text:style-name="P1">深圳集体户口新生儿落户</text:p>
            <text:p text:style-name="Standard"><draw:frame draw:style-name="fr1" draw:name="paperPicArea" text:anchor-type="as-char" svg:width="0.0102in" svg:height="0.0161in" draw:z-index="8"><draw:image xlink:href="Pictures/1000020000000001000000018F1BC5EF.png" xlink:type="simple" xlink:show="embed" xlink:actuate="onLoad"/></draw:frame>我LG把好好的入户和少儿医保都办妥了, 独生子女证还差他那边一个公章.<text:line-break/>现在把网上别人的总结介绍给大家, 希望大家可以和我一样免走弯路. <text:line-break/>深圳<text:span text:style-name="T3"> </text:span>集体户口<text:span text:style-name="T3"> </text:span>新生儿<text:span text:style-name="T3"> </text:span>落户<text:line-break/>早就想总结一下<text:span text:style-name="T3">“</text:span>办证<text:span text:style-name="T3">”</text:span>的过程，上次写了一半，今天才补齐了，就是有点乱，希望能给需要的人提供些经验。有幸读到的朋友能不能留个言啊<text:line-break/>琪琪的户口18号上完了，按照新生儿一个月内落户的标准已经迟了一天了。幸好我们俩个都是深户才不致于影响落<text:line-break/>户。总结一下落户口的过程：<text:line-break/>我们拿到出生证是10号，当天中午我趁午休跑到南山公安分局去了解落户需要什么证件，被告之落户要到派出所，<text:line-break/>公安局不管这事。<text:line-break/>申报出生入户登记所需提供的证明材料<text:line-break/><text:soft-page-break/>      1、父母结婚证（需复印包括签发机关盖章页、内容页）<text:line-break/>      2、父母双方身份证（需复印包括地址页和内容页，复印店老板都懂）<text:line-break/>      3、父母双方户口本（需复印，如果集体户口一定要拿出户主页，如果户籍证明，则一定要注明不能拿到户口<text:line-break/>本  的原因）<text:line-break/>     4、婴儿《出生医学证明》（需复印）<text:line-break/>     5、拟入户地街道计划生育工作机构（要先到户口地居委会）出具的计划生育证明<text:line-break/>    6、政策内生育一孩，母亲户口在广东省内的，需提供母亲的广东省《计划生育服务证》；母亲户口在广东省外<text:line-break/>的，提供生育证，无生育证的提供母亲户籍地村（居）委、乡镇（街道）计划生育工作机构出具的婚育情况证明；<text:line-break/>    7、超过一个月申报，且婴儿出生时其父母或其中一方户口还在外地市的，需提供当地派出所出具（盖户口专用<text:line-break/>章）的未随父或母入户的证明（必须注明小孩名字、出生日期，其父母姓名等内容，该小孩未随父亲或母亲在当地<text:line-break/>落户口）。<text:line-break/>说一下第3条，集体户口一定要拿到双方的户口卡、集体户口主页。如果主页在人才市场，去借时需要说明是新生儿<text:line-break/>落户，他们会给一个主页复印件，加注具体用途及户口专用公章。<text:line-break/>第5条，需要在准备落户的居委会开居住证明（如实际居住在其它地方还要先到居住地居委会开居住证明），开完证<text:line-break/>时后到街道办开计划生育证明（落户用）。上面说的比较乱，实际上我们的情况是住要宝安西乡，准备落户到南山<text:line-break/>区的高新居委伎，我们是先在西乡居委会开居住证明<text:span text:style-name="T3">→</text:span>到高新居委会开居住证明<text:span text:style-name="T3">→</text:span>到粤海衔道办开落户用的计划生<text:line-break/>育证明。此其间都要出示户口卡，户口主页，身份证，出生证，结婚证等。<text:line-break/>最后带上所有资料，早上早点去派出所排号办理落户就可以了。<text:line-break/>随便说一下，此时手上的证件是最全的，最好接下来把独生子女证，少儿医保都办了。<text:line-break/>--------------------------------------------------------------------------------------<text:line-break/>下面附一下深圳的相关规定：<text:line-break/>少儿医保计划生育证明的办理  <text:line-break/>日期：2007-12-04   <text:line-break/><text:line-break/>（一）适用人员<text:line-break/>深圳市户籍的少儿，须提供经现居住地社区工作站（居委会）核验合格的母亲的《计划生育服务证》。非深圳市户<text:line-break/>籍的少儿，须提供现居住地街道计生工作机构出具的<text:span text:style-name="T3">“</text:span>计划生育证明<text:span text:style-name="T3">”</text:span>。<text:line-break/>深圳市户籍的少年儿童，母亲属非深圳户籍的，提供现居住地街道计生工作机构出具的<text:span text:style-name="T3">“</text:span>计划生育证明<text:span text:style-name="T3">”</text:span>。<text:line-break/>离异或丧偶的男方抚养子女的，母亲为49周岁以上的，提供现居住地街道计生工作机构出具的<text:span text:style-name="T3">“</text:span>计划生育证明<text:span text:style-name="T3">”</text:span>（<text:line-break/>所需材料由各区具体规定）。<text:line-break/>（二）《计划生育服务证》核验程序<text:line-break/>1．所需材料：参保少儿母亲《计划生育服务证》、近三个月本市计生技术服务机构出具<text:soft-page-break/>的母亲孕情检查证明。<text:line-break/>2．办理部门：现居住地社区工作站（居委会）。<text:line-break/>3．办理程序：参保少儿父母持规定材料到办理部门填写<text:span text:style-name="T3">“</text:span>计划生育服务证情况核实表<text:span text:style-name="T3">”</text:span>。核实表情况与服务证登记<text:line-break/>情况一致的，由社区工作站（居委会）在服务证<text:span text:style-name="T3">“</text:span>查验记录<text:span text:style-name="T3">”</text:span>中盖上核验章。核实表情况与服务证登记情况不一致<text:line-break/>的，应提供相关变动情况证明，经社区工作站（居委会）核实后在《计划生育服务证》上进行变更登记后加盖核验<text:line-break/>章。<text:line-break/>未办理《计划生育服务证》的，应到户籍地社区工作站（居委会）办理。户籍地社区工作站（居委会）办理《计划<text:line-break/>生育服务证》的同时应加盖核验章。<text:line-break/>4．办理时限：申请人提交材料齐全的，应当场办理。如需进一步核实情况，可要求申请人提供相关材料，在材料提<text:line-break/>交齐全之日起十个工作日内予以办理。<text:line-break/>（三）计划生育证明出具程序<text:line-break/>1．所需材料：参保少儿母亲《流动人口婚育证明》（广东省内持《计划生育服务证》）、父母结婚证、全家户口本<text:line-break/>、母亲节育证明（49周岁以下的已婚人员，提供本市计生技术服务机构出具的长效避孕节育措施证明；超计划生育<text:line-break/>的，提供本市计生技术服务机构出具的绝育证明），属政策外生育的，还须提供社会抚养费征收票据。<text:line-break/>2．办理部门：计划生育证明由现居住地街道计生工作机构出具。街道计生工作机构可委托社区工作站（居委会）办<text:line-break/>理独生子女参保父母的计划生育证明。<text:line-break/>3．办理程序：参保少儿父母持规定材料原件及复印件一套到办理机构办理。工作人员核实原件后留复印件退原件并<text:line-break/>受理申请。<text:line-break/>4．办理时限：申请人提交材料齐全的，应当场办理。如需进一步核实情况，可要求申请人提供相关材料，在材料提<text:line-break/>交齐全之日起十个工作日内予以办理。<text:line-break/><text:line-break/>少儿医保政策解读<text:line-break/>参保对象<text:line-break/>包括以下两种情况的未满<text:span text:style-name="T3"> </text:span>18 周岁少年儿童：<text:line-break/>1 、经本市教育、卫生、民政、劳动保障部门批准设立的所有托幼机构、小学、初中、高中、中专、技校与职校（<text:line-break/>不含大专段）、特殊学校在册少儿，其中非本市户籍少儿其父母任一方应参加本市社会保险一年以上。<text:line-break/>2 、未入学入园或在市外定居，未满<text:span text:style-name="T3"> </text:span>18 周岁的本市户籍少儿。<text:line-break/>保障范围<text:line-break/>1 、住院<text:span text:style-name="T3"> </text:span>2 、大病门诊<text:line-break/>住院保障指，<text:span text:style-name="T3"> </text:span>少儿医疗保险定点医疗机构住院发生的基本医疗费用<text:line-break/>大病：<text:span text:style-name="T3"> </text:span>白血病、血友病、再生障碍性贫血、恶性肿瘤、<text:span text:style-name="T3"> </text:span>器官移植（七类）<text:line-break/><text:soft-page-break/>器官移植范围包括：肾脏、心脏瓣膜、角膜、皮肤、血管、骨和骨髓移植。<text:line-break/>保费：每人每年<text:span text:style-name="T3"> </text:span>150 元，其中少儿家庭缴纳<text:span text:style-name="T3"> </text:span>75 元，财政补助<text:span text:style-name="T3"> </text:span>75 元。<text:line-break/>报销标准<text:line-break/>住院起付标准：<text:span text:style-name="T3"> </text:span>市内一级及以下医院<text:span text:style-name="T3"> </text:span>300 元，市内二级医院<text:span text:style-name="T3"> </text:span>400 元，市内三级医院<text:span text:style-name="T3"> </text:span>500 元，市外医院<text:span text:style-name="T3"> </text:span>600 元。<text:line-break/>大病门诊费用，不实行起付线制度。<text:line-break/>参保人每次住院发生的起付线以上的基本医疗费用，或每次大病门诊发生的基本医疗费用，在年度最高支付限额内<text:line-break/>的，<text:span text:style-name="T3"> </text:span>5000 元以下部分，少儿医保基金支付<text:span text:style-name="T3"> </text:span>80% ；<text:span text:style-name="T3"> </text:span>5000-10000 元部分，少儿医保基金支付<text:span text:style-name="T3"> </text:span>85% ；<text:span text:style-name="T3"> </text:span>10000 元以上<text:line-break/>部分，少儿医保基金支付<text:span text:style-name="T3"> </text:span>90% 。<text:line-break/>最高支付限额：连续参保<text:span text:style-name="T3"> </text:span>4 年以上的可享受最高支付限额<text:span text:style-name="T3"> </text:span>20 万元。<text:line-break/>------------------------------------------------------------------------------------<text:line-break/>独生子女证（全称独生子女光荣证）<text:line-break/>目前在深圳办理独生子女证父母任一一方户口所在地居委会领表，然后父、母单位盖章，父、母户口所在居委会盖章，到母亲居住地开当地情况说明和信息表，再到第一次领表的街道办去领证。也就是说如果父母一方是深户，另一方是外地户口的话，现在需要把表寄到外地去<text:line-break/>盖章！<text:line-break/>　　独生子女证的办理，只需要提供结婚证、计划生育服务证、全家户口簿（户口卡+户口主页）、小孩一寸照片1张（刚出生的可不用照片）<text:line-break/>本文标签: 深圳<text:span text:style-name="T3"> </text:span>集体户口<text:span text:style-name="T3"> </text:span>新生儿<text:span text:style-name="T3"> </text:span>落户<text:span text:style-name="T3"> </text:span></text:p>
          </table:table-cell>
        </table:table-row>
      </table:table>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family-generic="swiss"/>
    <style:font-face style:name="宋体" svg:font-family="宋体, 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DejaVu Serif" fo:font-size="12pt" fo:language="en" fo:country="US"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text-align="start" style:justify-single-word="false" fo:orphans="2" fo:widows="2"/>
      <style:text-properties style:font-name="宋体" fo:font-family="宋体, SimSun" style:font-pitch="variable" fo:font-size="18pt" fo:font-weight="bold" style:letter-kerning="true" style:font-size-asian="18pt" style:font-weight-asian="bold" style:font-name-complex="宋体" style:font-family-complex="宋体, SimSun" style:font-pitch-complex="variable" style:font-size-complex="18pt" style:font-weight-complex="bold"/>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left" style:family="text" style:parent-style-name="默认段落字体"/>
    <style:style style:name="notdraft" style:family="text" style:parent-style-name="默认段落字体"/>
    <style:style style:name="Internet_20_link" style:display-name="Internet link" style:family="text" style:parent-style-name="默认段落字体">
      <style:text-properties fo:color="#0000ff" style:text-underline-style="solid" style:text-underline-width="auto" style:text-underline-color="font-color"/>
    </style:style>
    <style:style style:name="notdraft_20_tmpright" style:display-name="notdraft tmpright" style:family="text" style:parent-style-name="默认段落字体"/>
    <style:style style:name="hit" style:family="text" style:parent-style-name="默认段落字体"/>
    <style:style style:name="clients_20_tc2" style:display-name="clients tc2" style:family="text" style:parent-style-name="默认段落字体"/>
    <style:style style:name="left_20_notdraft" style:display-name="left notdraft" style:family="text" style:parent-style-name="默认段落字体"/>
    <style:style style:name="页眉_20_Char" style:display-name="页眉 Char" style:family="text" style:parent-style-name="默认段落字体">
      <style:text-properties fo:font-size="9pt" style:letter-kerning="true" style:font-size-asian="9pt" style:font-size-complex="9pt"/>
    </style:style>
    <style:style style:name="页脚_20_Char" style:display-name="页脚 Char" style:family="text" style:parent-style-name="默认段落字体">
      <style:text-properties fo:font-size="9pt" style:letter-kerning="true"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1-03-16T07:28:00</meta:creation-date>
    <dc:creator>xgh</dc:creator>
    <dc:date>2011-03-16T07:30:00</dc:date>
    <meta:editing-cycles>3</meta:editing-cycles>
    <meta:editing-duration>PT3M</meta:editing-duration>
    <meta:document-statistic meta:table-count="3" meta:image-count="9" meta:object-count="0" meta:page-count="9" meta:paragraph-count="15" meta:word-count="7829" meta:character-count="8822" meta:non-whitespace-character-count="8305"/>
    <meta:generator>LibreOffice/4.3.3.2$Linux_x86 LibreOffice_project/430m0$Build-2</meta:generator>
  </office:meta>
</office:document-meta>
</file>